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36cm" svg:height="10.734cm" svg:x="14.315cm" svg:y="7.036cm">
            <draw:object draw:notify-on-update-of-ranges="Sheet1.B1:Sheet1.B1 Sheet1.C2:Sheet1.C5 Sheet1.A2:Sheet1.A2 Sheet1.D2:Sheet1.D5 Sheet1.A7:Sheet1.A7 Sheet1.D6:Sheet1.D7 Sheet1.A10:Sheet1.A10 Sheet1.D8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Ethanol Percentage</text:p>
          </table:table-cell>
          <table:table-cell office:value-type="string" calcext:value-type="string">
            <text:p>CO2 g/km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ULP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E10</text:p>
          </table:table-cell>
          <table:table-cell office:value-type="float" office:value="10" calcext:value-type="float">
            <text:p>10</text:p>
          </table:table-cell>
          <table:table-cell table:formula="of:=499/1.6" office:value-type="float" office:value="311.875" calcext:value-type="float">
            <text:p>311.875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E85</text:p>
          </table:table-cell>
          <table:table-cell office:value-type="float" office:value="85" calcext:value-type="float">
            <text:p>85</text:p>
          </table:table-cell>
          <table:table-cell table:formula="of:=(400+(100/5))/1.6" office:value-type="float" office:value="262.5" calcext:value-type="float">
            <text:p>262.5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E95</text:p>
          </table:table-cell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igure 2</text:p>
          </table:table-cell>
          <table:table-cell office:value-type="string" calcext:value-type="string">
            <text:p>ULP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igure 2</text:p>
          </table:table-cell>
          <table:table-cell office:value-type="string" calcext:value-type="string">
            <text:p>E10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Figure 3</text:p>
          </table:table-cell>
          <table:table-cell office:value-type="string" calcext:value-type="string">
            <text:p>ULP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igure 3</text:p>
          </table:table-cell>
          <table:table-cell office:value-type="string" calcext:value-type="string">
            <text:p>E10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igure 3</text:p>
          </table:table-cell>
          <table:table-cell office:value-type="string" calcext:value-type="string">
            <text:p>E8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9:00:11.446107625</meta:creation-date>
    <dc:date>2024-09-09T20:00:03.775328798</dc:date>
    <meta:editing-duration>PT23M31S</meta:editing-duration>
    <meta:editing-cycles>1</meta:editing-cycles>
    <meta:document-statistic meta:table-count="1" meta:cell-count="40" meta:object-count="1"/>
    <meta:generator>LibreOffice/24.8.0.3$Linux_X86_64 LibreOffice_project/48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37cm" svg:height="10.735cm" xlink:href=".." xlink:type="simple" chart:class="chart:line" chart:style-name="ch1">
        <chart:title svg:x="3.897cm" svg:y="0.35cm" chart:style-name="ch2">
          <text:p>CO2 g/km over percentage ethanol by volume</text:p>
        </chart:title>
        <chart:legend chart:legend-position="end" svg:x="14.531cm" svg:y="4.57cm" style:legend-expansion="high" chart:style-name="ch3"/>
        <chart:plot-area chart:style-name="ch4" table:cell-range-address="Sheet1.B1:Sheet1.B1 Sheet1.C2:Sheet1.D5 Sheet1.A2:Sheet1.A2 Sheet1.A7:Sheet1.A7 Sheet1.D6:Sheet1.D10 Sheet1.A10:Sheet1.A10" chart:data-source-has-labels="both" svg:x="0.736cm" svg:y="1.189cm" svg:width="11.327cm" svg:height="9.328cm">
          <chart:coordinate-region svg:x="1.561cm" svg:y="1.388cm" svg:width="10.309cm" svg:height="8.482cm"/>
          <chart:axis chart:dimension="x" chart:name="primary-x" chart:style-name="ch5" chartooo:axis-type="auto">
            <chartooo:date-scale/>
            <chart:title svg:x="5.512cm" svg:y="10.175cm" chart:style-name="ch2">
              <text:p><text:span text:style-name="T1">Ethanol (%)</text:span></text:p>
            </chart:title>
            <chart:categories table:cell-range-address="Sheet1.C2:Sheet1.C5"/>
          </chart:axis>
          <chart:axis chart:dimension="y" chart:name="primary-y" chart:style-name="ch5">
            <chart:title svg:x="0cm" svg:y="6.625cm" chart:style-name="ch6">
              <text:p><text:span text:style-name="T1">g/km CO2</text:span></text:p>
            </chart:title>
            <chart:grid chart:style-name="ch7" chart:class="major"/>
          </chart:axis>
          <chart:series chart:style-name="ch8" chart:values-cell-range-address="Sheet1.D2:Sheet1.D5" chart:label-cell-address="Sheet1.A2:Sheet1.A2" chart:class="chart:line">
            <chart:data-point chart:repeated="4"/>
          </chart:series>
          <chart:series chart:style-name="ch8" chart:values-cell-range-address="Sheet1.D6:Sheet1.D7" chart:label-cell-address="Sheet1.A7:Sheet1.A7" chart:class="chart:line">
            <chart:data-point chart:repeated="2"/>
          </chart:series>
          <chart:series chart:style-name="ch9" chart:values-cell-range-address="Sheet1.D8:Sheet1.D10" chart:label-cell-address="Sheet1.A10:Sheet1.A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gure 1</text:p>
                <draw:g>
                  <svg:desc>Sheet1.A2:Sheet1.A2</svg:desc>
                </draw:g>
              </table:table-cell>
              <table:table-cell office:value-type="string">
                <text:p>Figure 2</text:p>
                <draw:g>
                  <svg:desc>Sheet1.A7:Sheet1.A7</svg:desc>
                </draw:g>
              </table:table-cell>
              <table:table-cell office:value-type="string">
                <text:p>Figure 3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:Sheet1.C5</svg:desc>
                </draw:g>
              </table:table-cell>
              <table:table-cell office:value-type="float" office:value="311">
                <text:p>311</text:p>
                <draw:g>
                  <svg:desc>Sheet1.D2:Sheet1.D5</svg:desc>
                </draw:g>
              </table:table-cell>
              <table:table-cell office:value-type="float" office:value="234">
                <text:p>234</text:p>
                <draw:g>
                  <svg:desc>Sheet1.D6:Sheet1.D7</svg:desc>
                </draw:g>
              </table:table-cell>
              <table:table-cell office:value-type="float" office:value="180">
                <text:p>180</text:p>
                <draw:g>
                  <svg:desc>Sheet1.D8:Sheet1.D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1.875">
                <text:p>311.875</text:p>
              </table:table-cell>
              <table:table-cell office:value-type="float" office:value="223">
                <text:p>2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62.5">
                <text:p>262.5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